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7cm" fo:margin-left="0cm" table:align="left"/>
    </style:style>
    <style:style style:name="Tabelle1.A" style:family="table-column">
      <style:table-column-properties style:column-width="10.125cm"/>
    </style:style>
    <style:style style:name="Tabelle1.B" style:family="table-column">
      <style:table-column-properties style:column-width="1.686cm"/>
    </style:style>
    <style:style style:name="Tabelle1.C" style:family="table-column">
      <style:table-column-properties style:column-width="5.196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5" style:family="table">
      <style:table-properties style:width="17.009cm" fo:margin-left="0cm" fo:margin-right="-0.009cm" table:align="margins"/>
    </style:style>
    <style:style style:name="Tabelle5.A" style:family="table-column">
      <style:table-column-properties style:column-width="10.123cm" style:rel-column-width="39002*"/>
    </style:style>
    <style:style style:name="Tabelle5.B" style:family="table-column">
      <style:table-column-properties style:column-width="1.685cm" style:rel-column-width="6490*"/>
    </style:style>
    <style:style style:name="Tabelle5.C" style:family="table-column">
      <style:table-column-properties style:column-width="5.202cm" style:rel-column-width="20043*"/>
    </style:style>
    <style:style style:name="Tabelle5.A1" style:family="table-cell">
      <style:table-cell-properties style:vertical-align="bottom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5.B1" style:family="table-cell">
      <style:table-cell-properties fo:padding="0.101cm" fo:border="none"/>
    </style:style>
    <style:style style:name="Tabelle5.C1" style:family="table-cell">
      <style:table-cell-properties fo:padding="0.101cm" fo:border="none"/>
    </style:style>
    <style:style style:name="Tabelle5.2" style:family="table-row">
      <style:table-row-properties style:min-row-height="0.43cm"/>
    </style:style>
    <style:style style:name="Tabelle5.B2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.037cm" style:rel-column-width="3996*"/>
    </style:style>
    <style:style style:name="Tabelle2.B" style:family="table-column">
      <style:table-column-properties style:column-width="6.576cm" style:rel-column-width="25335*"/>
    </style:style>
    <style:style style:name="Tabelle2.C" style:family="table-column">
      <style:table-column-properties style:column-width="1.93cm" style:rel-column-width="7434*"/>
    </style:style>
    <style:style style:name="Tabelle2.D" style:family="table-column">
      <style:table-column-properties style:column-width="1.718cm" style:rel-column-width="6619*"/>
    </style:style>
    <style:style style:name="Tabelle2.E" style:family="table-column">
      <style:table-column-properties style:column-width="2.004cm" style:rel-column-width="7720*"/>
    </style:style>
    <style:style style:name="Tabelle2.F" style:family="table-column">
      <style:table-column-properties style:column-width="1.388cm" style:rel-column-width="5348*"/>
    </style:style>
    <style:style style:name="Tabelle2.G" style:family="table-column">
      <style:table-column-properties style:column-width="2.357cm" style:rel-column-width="9083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09cm" fo:margin-left="0cm" fo:margin-right="-0.009cm" table:align="margins" style:shadow="none"/>
    </style:style>
    <style:style style:name="Tabelle3.A" style:family="table-column">
      <style:table-column-properties style:column-width="1.037cm" style:rel-column-width="3996*"/>
    </style:style>
    <style:style style:name="Tabelle3.B" style:family="table-column">
      <style:table-column-properties style:column-width="6.576cm" style:rel-column-width="25335*"/>
    </style:style>
    <style:style style:name="Tabelle3.C" style:family="table-column">
      <style:table-column-properties style:column-width="1.93cm" style:rel-column-width="7434*"/>
    </style:style>
    <style:style style:name="Tabelle3.D" style:family="table-column">
      <style:table-column-properties style:column-width="1.718cm" style:rel-column-width="6619*"/>
    </style:style>
    <style:style style:name="Tabelle3.E" style:family="table-column">
      <style:table-column-properties style:column-width="2.004cm" style:rel-column-width="7720*"/>
    </style:style>
    <style:style style:name="Tabelle3.F" style:family="table-column">
      <style:table-column-properties style:column-width="1.39cm" style:rel-column-width="5355*"/>
    </style:style>
    <style:style style:name="Tabelle3.G" style:family="table-column">
      <style:table-column-properties style:column-width="2.355cm" style:rel-column-width="9076*"/>
    </style:style>
    <style:style style:name="Tabelle3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shadow="none" style:may-break-between-rows="false"/>
    </style:style>
    <style:style style:name="Tabelle4.A" style:family="table-column">
      <style:table-column-properties style:column-width="9.539cm" style:rel-column-width="5408*"/>
    </style:style>
    <style:style style:name="Tabelle4.B" style:family="table-column">
      <style:table-column-properties style:column-width="3.734cm" style:rel-column-width="2117*"/>
    </style:style>
    <style:style style:name="Tabelle4.C" style:family="table-column">
      <style:table-column-properties style:column-width="3.736cm" style:rel-column-width="2118*"/>
    </style:style>
    <style:style style:name="Tabelle4.A1" style:family="table-cell">
      <style:table-cell-properties fo:background-color="transparent" fo:padding="0.019cm" fo:border="none">
        <style:background-image/>
      </style:table-cell-properties>
    </style:style>
    <style:style style:name="Tabelle4.B3" style:family="table-cell">
      <style:table-cell-properties fo:background-color="transparent" fo:padding="0.019cm" fo:border-left="none" fo:border-right="none" fo:border-top="0.3pt solid #000000" fo:border-bottom="none">
        <style:background-image/>
      </style:table-cell-properties>
    </style:style>
    <style:style style:name="Tabelle6" style:family="table">
      <style:table-properties style:width="7.438cm" fo:margin-left="0cm" fo:margin-right="-0.007cm" table:align="margins"/>
    </style:style>
    <style:style style:name="Tabelle6.A" style:family="table-column">
      <style:table-column-properties style:column-width="3.711cm" style:rel-column-width="2104*"/>
    </style:style>
    <style:style style:name="Tabelle6.B" style:family="table-column">
      <style:table-column-properties style:column-width="3.727cm" style:rel-column-width="2113*"/>
    </style:style>
    <style:style style:name="Tabelle6.A1" style:family="table-cell">
      <style:table-cell-properties fo:padding="0cm" fo:border="none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cm" fo:border="none"/>
    </style:style>
    <style:style style:name="Tabelle12" style:family="table">
      <style:table-properties style:width="17cm" table:align="margins" style:may-break-between-rows="false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cm" fo:border="none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17cm" style:rel-column-width="65535*"/>
    </style:style>
    <style:style style:name="Tabelle11.1" style:family="table-row">
      <style:table-row-properties style:min-row-height="4.124cm"/>
    </style:style>
    <style:style style:name="Tabelle11.A1" style:family="table-cell">
      <style:table-cell-properties fo:padding="0cm" fo:border="none"/>
    </style:style>
    <style:style style:name="Tabelle15" style:family="table">
      <style:table-properties style:width="17cm" table:align="margins" style:may-break-between-rows="true"/>
    </style:style>
    <style:style style:name="Tabelle15.A" style:family="table-column">
      <style:table-column-properties style:column-width="17c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cm" fo:border="none"/>
    </style:style>
    <style:style style:name="Tabelle9" style:family="table">
      <style:table-properties style:width="17cm" table:align="margins" style:shadow="none"/>
    </style:style>
    <style:style style:name="Tabelle9.A" style:family="table-column">
      <style:table-column-properties style:column-width="2.293cm" style:rel-column-width="1300*"/>
    </style:style>
    <style:style style:name="Tabelle9.B" style:family="table-column">
      <style:table-column-properties style:column-width="14.707cm" style:rel-column-width="8338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 style:shadow="none"/>
    </style:style>
    <style:style style:name="Tabelle8.A" style:family="table-column">
      <style:table-column-properties style:column-width="2.293cm" style:rel-column-width="1300*"/>
    </style:style>
    <style:style style:name="Tabelle8.B" style:family="table-column">
      <style:table-column-properties style:column-width="14.707cm" style:rel-column-width="8338*"/>
    </style:style>
    <style:style style:name="Tabelle8.A1" style:family="table-cell">
      <style:table-cell-properties fo:padding="0cm" fo:border="none"/>
    </style:style>
    <style:style style:name="Tabelle13" style:family="table">
      <style:table-properties style:width="5.006cm" fo:margin-left="0cm" table:align="left" style:shadow="none"/>
    </style:style>
    <style:style style:name="Tabelle13.A" style:family="table-column">
      <style:table-column-properties style:column-width="2.344cm"/>
    </style:style>
    <style:style style:name="Tabelle13.B" style:family="table-column">
      <style:table-column-properties style:column-width="0.457cm"/>
    </style:style>
    <style:style style:name="Tabelle13.C" style:family="table-column">
      <style:table-column-properties style:column-width="2.205cm"/>
    </style:style>
    <style:style style:name="Tabelle13.A1" style:family="table-cell">
      <style:table-cell-properties fo:padding="0cm" fo:border="none"/>
    </style:style>
    <style:style style:name="Tabelle16" style:family="table">
      <style:table-properties style:width="5.006cm" fo:margin-left="0cm" table:align="left" style:shadow="none"/>
    </style:style>
    <style:style style:name="Tabelle16.A" style:family="table-column">
      <style:table-column-properties style:column-width="2.351cm"/>
    </style:style>
    <style:style style:name="Tabelle16.B" style:family="table-column">
      <style:table-column-properties style:column-width="0.457cm"/>
    </style:style>
    <style:style style:name="Tabelle16.C" style:family="table-column">
      <style:table-column-properties style:column-width="2.198cm"/>
    </style:style>
    <style:style style:name="Tabelle16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_20_small">
      <style:text-properties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ellen_20_Notiz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4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4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7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7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13">Datum</text:p>
                </table:table-cell>
                <table:table-cell table:style-name="Tabelle16.A1" office:value-type="string">
                  <text:p text:style-name="P6">:</text:p>
                </table:table-cell>
                <table:table-cell table:style-name="Tabelle16.A1" office:value-type="string">
                  <text:p text:style-name="P5"><text:text-input text:description="&lt;formatLang(o.date_order,date=True)&gt;">DATE</text:text-input></text:p>
                </table:table-cell>
              </table:table-row>
            </table:table>
            <text:p text:style-name="P5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office:value-type="string">
                  <text:p text:style-name="P13">Kunden-Nr</text:p>
                </table:table-cell>
                <table:table-cell table:style-name="Tabelle13.A1" office:value-type="string">
                  <text:p text:style-name="P6">:</text:p>
                </table:table-cell>
                <table:table-cell table:style-name="Tabelle13.A1" office:value-type="string">
                  <text:p text:style-name="P5"><text:text-input text:description="&lt;o.partner_id.ref&gt;">NO</text:text-input></text:p>
                </table:table-cell>
              </table:table-row>
            </table:table>
            <text:p text:style-name="P5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 in ('draft', 'sent')&quot;&gt;">IF OFFER</text:text-input></text:p>
      <text:p text:style-name="Standard">Wir danken für die Einladung zur Ange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 not in ('draft', 'sent')&quot;&gt;">IF ORDER</text:text-input></text:p>
      <text:p text:style-name="Standard">Wir danken für den Auftrag.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6">Pos</text:p>
          </table:table-cell>
          <table:table-cell table:style-name="Tabelle2.A1" office:value-type="string">
            <text:p text:style-name="P14">Beschreibung</text:p>
          </table:table-cell>
          <table:table-cell table:style-name="Tabelle2.A1" office:value-type="string">
            <text:p text:style-name="P16">Menge</text:p>
          </table:table-cell>
          <table:table-cell table:style-name="Tabelle2.A1" office:value-type="string">
            <text:p text:style-name="P16">Einheit</text:p>
          </table:table-cell>
          <table:table-cell table:style-name="Tabelle2.A1" office:value-type="string">
            <text:p text:style-name="P15">Preis/ME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5">Nettobetrag</text:p>
          </table:table-cell>
        </table:table-row>
      </table:table>
      <text:p text:style-name="Standard"><text:text-input text:description="&lt;for each=&quot;line in sale_order_lines(o)&quot;&gt;">FOR EACH ORDER_LINE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6"><text:text-input text:description="&lt;line.pos&gt;">POS</text:text-input></text:p>
          </table:table-cell>
          <table:table-cell table:style-name="Tabelle3.A1" office:value-type="string">
            <text:p text:style-name="Table_20_Contents"><text:text-input text:description="&lt;line.name&gt;">Name</text:text-input></text:p>
          </table:table-cell>
          <table:table-cell table:style-name="Tabelle3.A1" office:value-type="string">
            <text:p text:style-name="P6"><text:text-input text:description="&lt;formatLang(line.product_uom_qty) or ''&gt;">QTY</text:text-input></text:p>
          </table:table-cell>
          <table:table-cell table:style-name="Tabelle3.A1" office:value-type="string">
            <text:p text:style-name="P6"><text:text-input text:description="&lt;line.product_uom&gt;">UOM</text:text-input></text:p>
          </table:table-cell>
          <table:table-cell table:style-name="Tabelle3.A1" office:value-type="string">
            <text:p text:style-name="P5"><text:text-input text:description="&lt;formatLang(line.price_unit)&gt;">UNIT_PRICE</text:text-input> <text:text-input text:description="&lt;line.currency&gt;">CUR</text:text-input></text:p>
          </table:table-cell>
          <table:table-cell table:style-name="Tabelle3.A1" office:value-type="string">
            <text:p text:style-name="P6"><text:text-input text:description="&lt;if test=&quot;line.discount&quot;&gt;">IF DISCOUNT</text:text-input>-<text:placeholder text:placeholder-type="text">&lt;formatLang(line.discount,digits=0)&gt;</text:placeholder> %<text:text-input text:description="&lt;/if&gt;">END IF</text:text-input></text:p>
          </table:table-cell>
          <table:table-cell table:style-name="Tabelle3.A1" office:value-type="string">
            <text:p text:style-name="P5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3.A1" office:value-type="string">
            <text:p text:style-name="P6"/>
          </table:table-cell>
          <table:table-cell table:style-name="Tabelle3.A1" table:number-columns-spanned="5" office:value-type="string">
            <text:p text:style-name="P17"><text:text-input text:description="&lt;if test=&quot;line.note&quot;&gt;">IF NOTE</text:text-input></text:p>
            <text:p text:style-name="P17"><text:text-input text:description="&lt;line.note&gt;">NOTE</text:text-input></text:p>
            <text:p text:style-name="P17"/>
            <text:p text:style-name="P1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3.A1" office:value-type="string">
            <text:p text:style-name="P5"/>
          </table:table-cell>
        </table:table-row>
      </table:table>
      <text:p text:style-name="P1"><text:text-input text:description="&lt;/for&gt;">END ORDER_LINE</text:text-input>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5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13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5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13"/>
          </table:table-cell>
          <table:table-cell table:style-name="Tabelle4.B3" office:value-type="string">
            <text:p text:style-name="P2">Gesamtbetrag</text:p>
          </table:table-cell>
          <table:table-cell table:style-name="Tabelle4.B3" office:value-type="string">
            <text:p text:style-name="P3"><text:text-input text:description="&lt;formatLang(o.amount_total)&gt;">TOTAL</text:text-input> <text:text-input text:description="&lt;currency(o)&gt;">CUR</text:text-input></text:p>
          </table:table-cell>
        </table:table-row>
      </table:table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Table_20_Contents"/>
          </table:table-cell>
        </table:table-row>
      </table:table>
      <text:p text:style-name="Standard"/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text-input text:description="&lt;/if&gt;">END IF</text:text-input></text:p>
      <table:table table:name="Tabelle12" table:style-name="Tabelle12">
        <table:table-column table:style-name="Tabelle12.A"/>
        <text:soft-page-break/>
        <table:table-row>
          <table:table-cell table:style-name="Tabelle12.A1" office:value-type="string">
            <text:p text:style-name="Standard"><text:text-input text:description="&lt;if test=&quot;o.state in ('draft', 'sent')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9"><text:span text:style-name="T1">Zahlung</text:span></text:p>
                </table:table-cell>
                <table:table-cell table:style-name="Tabelle9.A1" office:value-type="string">
                  <text:p text:style-name="P9"><text:text-input text:description="&lt;payment_term(o)&gt;">PAYMENT_TERM</text:text-input></text:p>
                </table:table-cell>
              </table:table-row>
            </table:table>
            <text:p text:style-name="Standard"><text:span text:style-name="T2"/></text:p>
            <text:p text:style-name="Standard"><text:span text:style-name="T2"><text:text-input text:description="&lt;/if&gt;">END IF</text:text-input></text:span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Standard"/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0pt" fo:font-weight="normal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="100%" fo:margin-left="0.499cm" fo:margin-right="0cm" fo:margin-top="0cm" fo:margin-bottom="0cm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2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3.5$Linux_X86_64 LibreOffice_project/350m1$Build-2</meta:generator>
    <dc:date>2014-02-12T15:56:30</dc:date>
    <meta:editing-duration>P2DT8H5M46S</meta:editing-duration>
    <meta:editing-cycles>485</meta:editing-cycles>
    <dc:creator>Martin Reisenhofer</dc:creator>
    <meta:document-statistic meta:table-count="14" meta:image-count="0" meta:object-count="0" meta:page-count="2" meta:paragraph-count="80" meta:word-count="175" meta:character-count="1006" meta:non-whitespace-character-count="909"/>
  </office:meta>
</office:document-meta>
</file>